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8c2" officeooo:paragraph-rsid="001588c2"/>
    </style:style>
    <style:style style:name="P2" style:family="paragraph" style:parent-style-name="Standard">
      <style:text-properties officeooo:rsid="0016089f" officeooo:paragraph-rsid="0016089f"/>
    </style:style>
    <style:style style:name="T1" style:family="text">
      <style:text-properties officeooo:rsid="00160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r <text:span text:style-name="T1">J</text:span>ames Jeans: <text:span text:style-name="T1">La conocida aproximación de Raleigh-Jeans para la <text:s/></text:span></text:p>
      <text:p text:style-name="P1"/>
      <text:p text:style-name="P1"/>
      <text:p text:style-name="P1"/>
      <text:p text:style-name="P1">Carnot.</text:p>
      <text:p text:style-name="P1">R.J.R. Classius</text:p>
      <text:p text:style-name="P1">James Clerk Maxwel</text:p>
      <text:p text:style-name="P1">Lord Rayleigh</text:p>
      <text:p text:style-name="P1">Parker</text:p>
      <text:p text:style-name="P1">Chandrasekhar</text:p>
      <text:p text:style-name="P1">Poincare</text:p>
      <text:p text:style-name="P1">PaulLedoux</text:p>
      <text:p text:style-name="P1">Fermi</text:p>
      <text:p text:style-name="P1">J.L. Lagrange</text:p>
      <text:p text:style-name="P1">Karl Jacobi</text:p>
      <text:p text:style-name="P2">Hamilton</text:p>
      <text:p text:style-name="P2">Boltz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0:35:29.894267908</meta:creation-date>
    <dc:date>2015-09-22T17:35:31.626653690</dc:date>
    <meta:editing-duration>PT6H29M21S</meta:editing-duration>
    <meta:editing-cycles>1</meta:editing-cycles>
    <meta:document-statistic meta:table-count="0" meta:image-count="0" meta:object-count="0" meta:page-count="1" meta:paragraph-count="14" meta:word-count="29" meta:character-count="204" meta:non-whitespace-character-count="187"/>
    <meta:generator>LibreOffice/4.2.8.2$Linux_X86_64 LibreOffice_project/420m0$Build-2</meta:generator>
  </office:meta>
</office:document-meta>
</file>